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ru" fo:country="RU"/>
    </style:style>
    <style:style style:name="P2" style:family="paragraph" style:parent-style-name="Standard" style:list-style-name="L1">
      <style:paragraph-properties fo:text-align="justify" style:justify-single-word="false"/>
      <style:text-properties fo:language="ru" fo:country="RU"/>
    </style:style>
    <style:style style:name="P3" style:family="paragraph" style:parent-style-name="Standard" style:master-page-name="">
      <style:paragraph-properties fo:margin-left="0cm" fo:margin-right="0cm" fo:text-align="justify" style:justify-single-word="false" fo:text-indent="1.429cm" style:auto-text-indent="false" style:page-number="auto"/>
      <style:text-properties fo:language="ru" fo:country="RU"/>
    </style:style>
    <style:style style:name="P4" style:family="paragraph" style:parent-style-name="Standard" style:master-page-name="">
      <style:paragraph-properties fo:margin-left="0cm" fo:margin-right="0cm" fo:text-align="justify" style:justify-single-word="false" fo:text-indent="1.508cm" style:auto-text-indent="false" style:page-number="auto"/>
      <style:text-properties fo:language="ru" fo:country="RU"/>
    </style:style>
    <style:style style:name="P5" style:family="paragraph" style:parent-style-name="Standard">
      <style:paragraph-properties fo:margin-left="0cm" fo:margin-right="0cm" fo:text-align="justify" style:justify-single-word="false" fo:text-indent="1.508cm" style:auto-text-indent="false"/>
      <style:text-properties fo:language="ru" fo:country="RU"/>
    </style:style>
    <style:style style:name="P6" style:family="paragraph" style:parent-style-name="Standard">
      <style:paragraph-properties fo:margin-left="0cm" fo:margin-right="0cm" fo:text-align="justify" style:justify-single-word="false" fo:text-indent="1.508cm" style:auto-text-indent="false"/>
      <style:text-properties fo:language="ru" fo:country="RU" style:text-underline-style="none"/>
    </style:style>
    <style:style style:name="P7" style:family="paragraph" style:parent-style-name="Standard">
      <style:paragraph-properties fo:margin-left="0cm" fo:margin-right="0cm" fo:text-align="justify" style:justify-single-word="false" fo:text-indent="1.508cm" style:auto-text-indent="false"/>
      <style:text-properties fo:language="ru" fo:country="RU" fo:font-style="italic" style:text-underline-style="none"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лан:</text:p>
      <text:list xml:id="list8228730250019982467" text:style-name="L1">
        <text:list-item>
          <text:p text:style-name="P2">Приветствие</text:p>
        </text:list-item>
        <text:list-item>
          <text:p text:style-name="P2">Что такое ролевая игра</text:p>
        </text:list-item>
        <text:list-item>
          <text:p text:style-name="P2">Как бросаются кости</text:p>
        </text:list-item>
        <text:list-item>
          <text:p text:style-name="P2">Что представляет из себя вселенная Альтерра 2 эпоха</text:p>
        </text:list-item>
        <text:list-item>
          <text:p text:style-name="P2">Что есть в этой книге</text:p>
        </text:list-item>
        <text:list-item>
          <text:p text:style-name="P2">Про что эта игра</text:p>
        </text:list-item>
      </text:list>
      <text:p text:style-name="P1"/>
      <text:p text:style-name="P4">Вы держите в руках книгу «Альтерра 2 эпоха». Если вы новичок в настольных ролевых играх, обратите внимание на раздел «Что такое ролевая игра», если же вы опытный матерый игрок, смело пропускайте его и идите дальше. Альтерра — это вселенная в жанре «космо-фэнтази» и «техно-фэнтази». С помощью этой книги правил вы сможете создать игру как про отчаянных приключенцев, так и про хитрых политиков и бизнесменов во вселенной Альтерры.</text:p>
      <text:p text:style-name="P5">Мир второй эпохи Улара — это истощенная опустошенная цивилизацией планета, это народ, смотрящий на далекие звезды как на свою единственную надежду, это место отчаянных и отчаявшихся. Мир, где пара километров могут отделять цветущий город будущего от поселения одичавших кочевников. Мир, умирающий от голода и неспособный отказаться от роскоши. Мир Последней Надежды.</text:p>
      <text:p text:style-name="P5"/>
      <text:p text:style-name="P5"/>
      <text:p text:style-name="P5">Как бросаются кости</text:p>
      <text:p text:style-name="P5">Все броски в системе Альтерры совершаются либо двадцатигранной костью, либо т.н. Д100 (2 десятигранных кубика, один из которых обозначает десятки, а второй — единицы). Как правило, двадцатигранником (далее д20 от дайс 20) совершаются броски так называемой осознанной магии (то есть применение заклинаний и магических способностей). Объясняется это тем, что магия хаотична и плохо управляема, и даже у опытного мага сравнительно велик шанс неудачи. Броском д100 определяются результаты применения не магических навыков, знаний и интуитивной магии. Объясняется это тем, что если вы знаете, как, например, наточить нож, вы скорее всего его наточите, если вы умеете фехтовать, то вы скорее всего проведете хороший удар (хотя в этом случае есть нюанс — если ваш противник также умеет фехтовать, он скорее всего также успешно ваш удар парирует). Тем не менее, в системе, если бросок по мнению мастера игры возможен, тем не менее у него не может быть менее 5% и более 95% шанс на успех, потому что шанс фатального невезения или огромной удачи присутствует всегда. Надо учесть, что при броске д20 применяется схема сложности (т.е. нужно выкинуть БОЛЬШЕЕ число, чем установленная мастером сложность) для успешного действия, а при броске д100 применяется схема порога, когда нужно выкинуть число, не превышающее определенное пороговое значение. Сложность и пороговое значение определяются большим количеством факторов, о которых рассказано ниже. В процессе игры, как правило, с определением этих значений вам поможет мастер игры.</text:p>
      <text:p text:style-name="P5">Пример:</text:p>
      <text:p text:style-name="P7">Торвальд Ворон — мастер фехтования. Его навык развит до 90. Вдобавок к этому, его меч зачарован на увеличение навыка +30. В таком случае при попытке нанести удар по своему сопернику Грегори Птицелову он бросает д100, и если результат меньше 95 (например, 71) — удар проведен успешно. Однако 25 «лишних» уровней навыка (90 + 30 — 95) не сгорают. Предположим, навык фехтования Грегори Птицелова также равен 90. Зачарованного меча у него нет, усиливающих заклинаний на нем не лежит. Учитывая вышеупомянутые 25 экспертные очки, Грегори должен будет сделать бросок парирования по сложности 65 (90 — 25). Предположим, он выкидывает 83 и пропускает удар.</text:p>
      <text:p text:style-name="P6">В обоих случаях, при броске любыми кубиками, есть возможность выбросить критическое значение. Критическое значение бывает положительное и отрицательное. На д20 это, как правило, единица (отрицательный крит) и двадцать (положительный крит). На д100 <text:soft-page-break/>критические значения зависят от различных факторов. Например, в случае стрельбы или рукопашного боя у каждого оружия свои критические значения. В большинстве остальных случаев критические значения устанавливает мастер. При отрицательном критическом значении (критической неудаче, крит-фейле) вашему персонажу не просто не удается совершить действие: с ним случается что-то особо неприятное (приготовленная к броску граната выпадает из руки прямо под ноги бросавшему; оратора, читающего речь, охватывает внезапный ступор; магическая энергия, собранная для заклинания, дестабилизируется и детонирует). При положительном (эпик крите) с персонажем просиходит что-то очень приятное (выпущенная пуля проходит точно между пластинами брони; у инженера случается внезапное озарение; заклинание получается сплести более экономным или более мощным образом).</text:p>
      <text:p text:style-name="P6"/>
      <text:p text:style-name="P6"/>
      <text:p text:style-name="P6">Что из себя представляет мир Альтерры.</text:p>
      <text:p text:style-name="P6">Мир Улара — это постпостапокалиптический технофэнтезийный кусок земли. Большая часть планеты Улар непригодна для жизни людей по тем или иным причинам, о которых вкратце написано ниже. Оставшийся кусок земли за 70 веков существования на нем цивилизации превратился в истощенную, опустошенную пустыню, в которой тем не менее борются за выживание сотни миллионов разумных существ. Технологически мир вселенной Альтерры превосходит вашу с вами цивилизацию. Также не стоит забывать, что законы физики Альтерры изрядно отличаются от законов физики нашего мира. Например, в Альтерре устройство, контролирующее гравитационные волны, было создано раньше, чем ЭВМ.</text:p>
      <text:p text:style-name="P6">В этой книге мы коснемся только человеческой и ее дочерних цивилизаций. Почему дочерних? Примерно 5 веков назад этот мир соприкоснулся с неизвестным параллельным миром, после чего на Улар пришло некоторое количество нечеловеческих разумных видов. К настоящему времени большая их часть уже интегрировалась в существующую человеческую цивилизацию. Беженцам не удалось полностью сохранить культуру своей прародины, однако, как правило, уцелевшие ее осколки рьяно оберегаются и получают статус святынь.</text:p>
      <text:p text:style-name="P6">Значительная часть населения человеческих территорий проживает далеко за чертой бедности. В некоторых областях бандитизм превратился в основной источник дохода, а кое-где стал нормой и каннибализм. Те же общины, что сумели сохранить цивилизацию, большую часть сил тратят на различные попытки найти себе другую планету, пригодную для жизни. Простые же обитатели этих общин стараются получить свою выгоду, подчас используя для этого любые средства.</text:p>
      <text:p text:style-name="P6"/>
      <text:p text:style-name="P6">Что есть в этой книге</text:p>
      <text:p text:style-name="P6">В данной книге есть все, что понадобится для игры, кроме костей. Как сказано выше, вам понадобится один двадцатигранник и два десятигранника. Желательно, чтобы у каждого из игроков и у мастера было по своему комплекту. Купить дайсы можно в любом игровом магазине. Скорее всего, в том магазине, в котором вы купили эту книгу, будут продаваться и кости. Книга разбита на Н глав. Глава 1 «Вступление» - эту главу вы сейчас читаете (Скальд, ты иногда крайне косноязычен)))), в ней можно найти краткое описание ролевой игры Альтерра 2 эпоха Улара, а также разъяснение, что вообще такое ролевые игры. Глава 2 — в этой главе рассказано, как создать персонажа для игры, и представлены все инструменты, необходимые для облечения этого процесса. Глава 3 «Классы и расы» - в этой главе представлены доступные для игры типы персонажей. Глава 4 «Навыки, профессии и особенности персонажей» - в этой главе описываются различные способности персонажей, доступные профессии и умения; также здесь есть краткое описание особых талантов, которые могут присутствовать у персонажа для лучшей его индивидуализации. Глава 5 «Инвентарь» - в этой главе описана доступная персонажу экипировка и снаряжение. Глава 6 «Бой, движения и социальные взаимодействия» - в этой главе описана механика игры, <text:soft-page-break/>связанная с боем, движением и социальным взаимодействием. Глава 7 «Магия» - в этой главе описаны принципы составления заклинаний, магических способностей, а также приведены примеры того и другого. Глава 8 «Религия и идеология» - в этой главе описаны распространенные в мире религии, философские доктрины и идеологии, которых могут придерживаться ваши персонажи. Глава 9 «Улар» - в этой главе описаны основные государства, народности и краткая история этого мира. Глава 10 «Бестиарий» - хотя основными противниками для персонажей в этой игре будут являться люди и подобные им существа, мир Улара является также домом для множества опасных чудовищ; в этой главе мы кратко опишем некоторых из них. Глава 11 «Советы мастеру игры» - здесь содержатся советы, как проводить игру и быть хорошим мастером игры, а также опциональные правила. Глава 12 «Капля в переполненной чаше» - здесь представлен короткий сценарий, который позволит сразу перейти к игре и ознакомиться со вселенно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8M22S</meta:editing-duration>
    <meta:editing-cycles>10</meta:editing-cycles>
    <meta:generator>OpenOffice/4.1.1$Win32 OpenOffice.org_project/411m6$Build-9775</meta:generator>
    <dc:date>2016-02-23T22:07:48.14</dc:date>
    <dc:creator>Полина Царева</dc:creator>
    <meta:document-statistic meta:table-count="0" meta:image-count="0" meta:object-count="0" meta:page-count="3" meta:paragraph-count="20" meta:word-count="1179" meta:character-count="8142"/>
    <meta:user-defined meta:name="Info 1"/>
    <meta:user-defined meta:name="Info 2"/>
    <meta:user-defined meta:name="Info 3"/>
    <meta:user-defined meta:name="Info 4"/>
  </office:meta>
</office:document-meta>
</file>